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e346" officeooo:paragraph-rsid="0003e346"/>
    </style:style>
    <style:style style:name="P2" style:family="paragraph" style:parent-style-name="Standard">
      <style:text-properties officeooo:rsid="000586a9" officeooo:paragraph-rsid="000586a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4ca97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00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UARI(<text:span text:style-name="T1">Username</text:span>, Password)</text:p>
      <text:p text:style-name="P1">PERSONATGE(<text:span text:style-name="T1">Nom</text:span>, Descripció)</text:p>
      <text:p text:style-name="P2">Protagonitzada(<text:span text:style-name="T1">Nom</text:span>, <text:span text:style-name="T1">IDAventura</text:span>)</text:p>
      <text:p text:style-name="P1">AVENTURA(<text:span text:style-name="T1">IDAventura</text:span>, Nom, Descripció)</text:p>
      <text:p text:style-name="P1">PARTIDA(<text:span text:style-name="T1">IDPartida</text:span>, Data, Hora, <text:span text:style-name="T4">Username, Nom, IDAventura</text:span>)</text:p>
      <text:p text:style-name="P1">Guarden(<text:span text:style-name="T1">IDPartida</text:span>, <text:span text:style-name="T1">IDOpció</text:span>)</text:p>
      <text:p text:style-name="P1">OPCIÓ(<text:span text:style-name="T1">IDOpció</text:span>, Descripció, Resposta, <text:span text:style-name="T4">IDPas, </text:span><text:span text:style-name="T5">IDPas_NO_FINAL</text:span>)</text:p>
      <text:p text:style-name="P1">PAS(<text:span text:style-name="T1">IDPas</text:span>, Descripció)</text:p>
      <text:p text:style-name="P1">PAS_NO_FINAL(<text:span text:style-name="T1">IDPas</text:span>)</text:p>
      <text:p text:style-name="P1">PAS_FINAL(<text:span text:style-name="T1">IDPas</text:span>)</text:p>
      <text:p text:style-name="P1">PRESADECISIONS(<text:span text:style-name="T1">IDPartida, </text:span><text:span text:style-name="T2">IDPas, IDOpció</text:span><text:span text:style-name="T1">)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2T09:07:25.288418537</meta:creation-date>
    <dc:date>2022-01-12T09:40:09.915594214</dc:date>
    <meta:editing-duration>PT2M14S</meta:editing-duration>
    <meta:editing-cycles>1</meta:editing-cycles>
    <meta:document-statistic meta:table-count="0" meta:image-count="0" meta:object-count="0" meta:page-count="1" meta:paragraph-count="11" meta:word-count="29" meta:character-count="362" meta:non-whitespace-character-count="344"/>
    <meta:generator>LibreOffice/7.0.6.2$Linux_X86_64 LibreOffice_project/00$Build-2</meta:generator>
  </office:meta>
</office:document-meta>
</file>